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, Lato, sans-serif"/>
    <style:font-face style:name="Tahoma" svg:font-family="Tahoma, Verdana, Arial, Helvetica"/>
    <style:font-face style:name="TeX Gyre Schola" svg:font-family="'TeX Gyre Schola'"/>
    <style:font-face style:name="FreeSans1" svg:font-family="FreeSans" style:font-family-generic="swiss"/>
    <style:font-face style:name="TeX Gyre Schola1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TeX Gyre Schola1"/>
    </style:style>
    <style:style style:name="P2" style:family="paragraph" style:parent-style-name="Standard">
      <style:text-properties style:font-name="TeX Gyre Schola1" fo:font-size="14pt" style:font-size-asian="14pt" style:font-size-complex="14pt"/>
    </style:style>
    <style:style style:name="P3" style:family="paragraph" style:parent-style-name="Standard">
      <style:text-properties style:font-name="TeX Gyre Schola1" fo:font-size="14pt" officeooo:paragraph-rsid="000b8bb3" style:font-size-asian="14pt" style:font-size-complex="14pt"/>
    </style:style>
    <style:style style:name="P4" style:family="paragraph" style:parent-style-name="Standard">
      <style:text-properties style:font-name="TeX Gyre Schola1" fo:font-size="14pt" officeooo:paragraph-rsid="000ce2ae" style:font-size-asian="14pt" style:font-size-complex="14pt"/>
    </style:style>
    <style:style style:name="P5" style:family="paragraph" style:parent-style-name="Standard">
      <style:text-properties style:font-name="TeX Gyre Schola1" fo:font-size="14pt" officeooo:paragraph-rsid="000fa622" style:font-size-asian="14pt" style:font-size-complex="14pt"/>
    </style:style>
    <style:style style:name="P6" style:family="paragraph" style:parent-style-name="Standard">
      <style:text-properties style:font-name="TeX Gyre Schola1" fo:font-size="14pt" officeooo:paragraph-rsid="001052f0" style:font-size-asian="14pt" style:font-size-complex="14pt"/>
    </style:style>
    <style:style style:name="P7" style:family="paragraph" style:parent-style-name="Standard">
      <style:text-properties style:font-name="TeX Gyre Schola1" fo:font-size="14pt" officeooo:paragraph-rsid="00126fe3" style:font-size-asian="14pt" style:font-size-complex="14pt"/>
    </style:style>
    <style:style style:name="P8" style:family="paragraph" style:parent-style-name="Standard">
      <style:text-properties style:font-name="TeX Gyre Schola1" fo:font-size="14pt" officeooo:paragraph-rsid="001a6b89" style:font-size-asian="14pt" style:font-size-complex="14pt"/>
    </style:style>
    <style:style style:name="P9" style:family="paragraph" style:parent-style-name="Standard">
      <style:text-properties style:font-name="TeX Gyre Schola1" fo:font-size="14pt" style:text-underline-style="solid" style:text-underline-width="auto" style:text-underline-color="font-color" officeooo:paragraph-rsid="001052f0" style:font-size-asian="14pt" style:font-size-complex="14pt"/>
    </style:style>
    <style:style style:name="P10" style:family="paragraph" style:parent-style-name="Standard">
      <style:text-properties fo:color="#ff0000" style:font-name="TeX Gyre Schola1" fo:font-size="10pt" style:font-size-asian="10pt" style:font-size-complex="10pt"/>
    </style:style>
    <style:style style:name="P11" style:family="paragraph" style:parent-style-name="Standard">
      <style:text-properties fo:color="#ff0000" style:font-name="TeX Gyre Schola1" fo:font-size="10pt" officeooo:rsid="000a0e9e" officeooo:paragraph-rsid="000a0e9e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ff0000" style:font-name="TeX Gyre Schola1" fo:font-size="10pt" officeooo:rsid="000ce2ae" officeooo:paragraph-rsid="000ce2a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ff0000" style:font-name="TeX Gyre Schola1" fo:font-size="10pt" officeooo:rsid="0010b6b8" officeooo:paragraph-rsid="0010b6b8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ff0000" style:font-name="TeX Gyre Schola1" fo:font-size="10pt" officeooo:rsid="00126fe3" officeooo:paragraph-rsid="00126fe3" style:font-size-asian="10pt" style:font-size-complex="10pt"/>
    </style:style>
    <style:style style:name="P15" style:family="paragraph" style:parent-style-name="Standard">
      <style:text-properties fo:color="#ff0000" style:font-name="TeX Gyre Schola1" fo:font-size="10pt" officeooo:rsid="00126fe3" officeooo:paragraph-rsid="00126fe3" style:font-size-asian="10pt" style:font-size-complex="10pt"/>
    </style:style>
    <style:style style:name="P16" style:family="paragraph" style:parent-style-name="Standard">
      <style:text-properties fo:color="#ff0000" style:font-name="TeX Gyre Schola1" fo:font-size="10pt" officeooo:paragraph-rsid="00126fe3" style:font-size-asian="10pt" style:font-size-complex="10pt"/>
    </style:style>
    <style:style style:name="P17" style:family="paragraph" style:parent-style-name="Standard">
      <style:text-properties fo:color="#ff0000" style:font-name="TeX Gyre Schola1" fo:font-size="10pt" officeooo:rsid="0019f53d" officeooo:paragraph-rsid="0019f53d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ff0000" style:font-name="TeX Gyre Schola1" fo:font-size="10pt" officeooo:rsid="0019f53d" officeooo:paragraph-rsid="0019f53d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ff0000" style:font-name="TeX Gyre Schola1" fo:font-size="10pt" style:text-underline-style="none" officeooo:rsid="001052f0" officeooo:paragraph-rsid="0010b6b8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ff0000" style:font-name="TeX Gyre Schola1" fo:font-size="10pt" style:text-underline-style="none" officeooo:rsid="00140d78" officeooo:paragraph-rsid="00140d78" style:font-size-asian="10pt" style:font-size-complex="10pt"/>
    </style:style>
    <style:style style:name="P21" style:family="paragraph" style:parent-style-name="Standard">
      <style:text-properties fo:color="#ff0000" style:font-name="TeX Gyre Schola1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ff0000" style:font-name="TeX Gyre Schola1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ff0000" style:font-name="TeX Gyre Schola1" fo:font-size="14pt" officeooo:rsid="00126fe3" officeooo:paragraph-rsid="00126fe3" style:font-size-asian="14pt" style:font-size-complex="14pt"/>
    </style:style>
    <style:style style:name="P24" style:family="paragraph" style:parent-style-name="Standard">
      <style:text-properties fo:color="#ff0000" style:font-name="TeX Gyre Schola1" fo:font-size="14pt" officeooo:rsid="00126fe3" officeooo:paragraph-rsid="00126fe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ff0000" style:font-name="TeX Gyre Schola1" fo:font-size="14pt" style:text-underline-style="none" officeooo:rsid="001052f0" officeooo:paragraph-rsid="001052f0" style:font-size-asian="14pt" style:font-size-complex="14pt"/>
    </style:style>
    <style:style style:name="P26" style:family="paragraph" style:parent-style-name="Standard">
      <style:text-properties officeooo:paragraph-rsid="000a0e9e"/>
    </style:style>
    <style:style style:name="P27" style:family="paragraph" style:parent-style-name="Standard">
      <style:text-properties officeooo:paragraph-rsid="000b8bb3"/>
    </style:style>
    <style:style style:name="P28" style:family="paragraph" style:parent-style-name="Standard">
      <style:text-properties officeooo:paragraph-rsid="001052f0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TeX Gyre Schola1" fo:font-size="14pt" officeooo:rsid="0019f53d" officeooo:paragraph-rsid="0019f53d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eX Gyre Schola1" fo:font-size="10pt" officeooo:rsid="000b8bb3" officeooo:paragraph-rsid="000b8bb3" style:font-size-asian="10pt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style:font-name="TeX Gyre Schola1" fo:font-size="10pt" fo:letter-spacing="normal" fo:font-style="normal" style:text-underline-style="none" fo:font-weight="normal" officeooo:rsid="000a0e9e" officeooo:paragraph-rsid="000a0e9e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a0e9e"/>
    </style:style>
    <style:style style:name="P3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1" fo:font-size="14pt" fo:letter-spacing="normal" fo:font-style="normal" fo:font-weight="normal" officeooo:rsid="000a0e9e" officeooo:paragraph-rsid="000a0e9e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TeX Gyre Schola1" fo:font-size="24pt" fo:letter-spacing="normal" fo:font-style="normal" fo:font-weight="normal" officeooo:rsid="002eeb36" officeooo:paragraph-rsid="002eeb36" style:font-size-asian="24pt" style:font-size-complex="24pt"/>
    </style:style>
    <style:style style:name="P3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a0e9e"/>
    </style:style>
    <style:style style:name="P36" style:family="paragraph" style:parent-style-name="Standard">
      <style:text-properties fo:font-variant="normal" fo:text-transform="none" fo:color="#ff0000" style:font-name="TeX Gyre Schola1" fo:font-size="14pt" fo:letter-spacing="normal" fo:font-style="normal" fo:font-weight="normal" officeooo:rsid="000a0e9e" officeooo:paragraph-rsid="000a0e9e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ff0000" style:font-name="TeX Gyre Schola1" fo:font-size="14pt" fo:letter-spacing="normal" fo:font-style="normal" fo:font-weight="normal" officeooo:rsid="0029f084" officeooo:paragraph-rsid="0029f084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TeX Gyre Schola1" fo:font-size="14pt" fo:letter-spacing="normal" fo:font-style="normal" fo:font-weight="normal" style:font-size-asian="14pt" style:font-size-complex="14pt"/>
    </style:style>
    <style:style style:name="P39" style:family="paragraph" style:parent-style-name="Standard">
      <style:text-properties style:font-name="TeX Gyre Schola1" fo:font-size="14pt"/>
    </style:style>
    <style:style style:name="P40" style:family="paragraph" style:parent-style-name="Standard">
      <style:text-properties style:font-name="TeX Gyre Schola1" fo:font-size="14pt" style:font-size-asian="14pt" style:font-size-complex="14pt"/>
    </style:style>
    <style:style style:name="P41" style:family="paragraph" style:parent-style-name="Standard">
      <style:text-properties style:font-name="TeX Gyre Schola1" fo:font-size="14pt" officeooo:paragraph-rsid="000a0e9e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TeX Gyre Schola1" fo:font-size="14pt" officeooo:paragraph-rsid="002add5f" style:font-size-asian="14pt" style:font-size-complex="14pt"/>
    </style:style>
    <style:style style:name="P43" style:family="paragraph" style:parent-style-name="Standard">
      <style:text-properties style:font-name="TeX Gyre Schola1" fo:font-size="14pt" officeooo:paragraph-rsid="002add5f" style:font-size-asian="14pt" style:font-size-complex="14pt"/>
    </style:style>
    <style:style style:name="P44" style:family="paragraph" style:parent-style-name="Standard">
      <style:text-properties style:font-name="TeX Gyre Schola1" fo:font-size="14pt" officeooo:paragraph-rsid="000fa622" style:font-size-asian="14pt" style:font-size-complex="14pt"/>
    </style:style>
    <style:style style:name="P45" style:family="paragraph" style:parent-style-name="Standard">
      <style:text-properties style:font-name="TeX Gyre Schola1" fo:font-size="14pt" officeooo:paragraph-rsid="00368eda" style:font-size-asian="14pt" style:font-size-complex="14pt"/>
    </style:style>
    <style:style style:name="P46" style:family="paragraph" style:parent-style-name="Standard">
      <style:text-properties style:font-name="TeX Gyre Schola1" fo:font-size="14pt" officeooo:paragraph-rsid="003a1a3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TeX Gyre Schola1" fo:font-size="14pt" style:text-underline-style="solid" style:text-underline-width="auto" style:text-underline-color="font-color" officeooo:paragraph-rsid="002add5f" style:font-size-asian="14pt" style:font-size-complex="14pt"/>
    </style:style>
    <style:style style:name="P48" style:family="paragraph" style:parent-style-name="Standard">
      <style:text-properties style:font-name="TeX Gyre Schola1" fo:font-size="14pt" officeooo:paragraph-rsid="000fa622"/>
    </style:style>
    <style:style style:name="P49" style:family="paragraph" style:parent-style-name="Standard">
      <style:text-properties style:font-name="TeX Gyre Schola1" fo:font-size="14pt" officeooo:paragraph-rsid="001052f0"/>
    </style:style>
    <style:style style:name="P50" style:family="paragraph" style:parent-style-name="Standard">
      <style:text-properties style:font-name="TeX Gyre Schola1" fo:font-size="14pt" officeooo:paragraph-rsid="00126fe3"/>
    </style:style>
    <style:style style:name="P51" style:family="paragraph" style:parent-style-name="Standard">
      <style:paragraph-properties fo:text-align="start" style:justify-single-word="false"/>
      <style:text-properties fo:color="#ff0000" style:font-name="TeX Gyre Schola1" fo:font-size="10pt" officeooo:rsid="001052f0" officeooo:paragraph-rsid="001052f0" style:font-size-asian="10pt" style:font-size-complex="10pt"/>
    </style:style>
    <style:style style:name="P52" style:family="paragraph" style:parent-style-name="Standard">
      <style:text-properties fo:color="#ff0000" style:font-name="TeX Gyre Schola1" fo:font-size="10pt" officeooo:rsid="00126fe3" officeooo:paragraph-rsid="00126fe3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fo:color="#ff0000" style:font-name="TeX Gyre Schola1" fo:font-size="10pt" officeooo:rsid="0019f53d" officeooo:paragraph-rsid="0019f53d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color="#ff0000" style:font-name="TeX Gyre Schola1" fo:font-size="14pt" officeooo:rsid="0029f084" officeooo:paragraph-rsid="0029f084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color="#ff0000" style:font-name="TeX Gyre Schola1" fo:font-size="14pt" officeooo:rsid="0029f084" officeooo:paragraph-rsid="002add5f" style:font-size-asian="14pt" style:font-size-complex="14pt"/>
    </style:style>
    <style:style style:name="P56" style:family="paragraph" style:parent-style-name="Standard">
      <style:text-properties fo:color="#ff0000" style:font-name="TeX Gyre Schola1" fo:font-size="14pt" officeooo:rsid="00126fe3" officeooo:paragraph-rsid="0038389d" style:font-size-asian="14pt" style:font-size-complex="14pt"/>
    </style:style>
    <style:style style:name="P57" style:family="paragraph" style:parent-style-name="Standard">
      <style:text-properties fo:color="#ff0000" style:font-name="TeX Gyre Schola1" fo:font-size="14pt" officeooo:rsid="00126fe3" officeooo:paragraph-rsid="00392545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fo:color="#ff0000" style:font-name="TeX Gyre Schola1" fo:font-size="14pt" officeooo:paragraph-rsid="0035720c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fo:color="#ff0000" style:font-name="TeX Gyre Schola1" fo:font-size="14pt" officeooo:paragraph-rsid="00368eda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fo:color="#ff0000" style:font-name="TeX Gyre Schola1" fo:font-size="14pt" fo:font-weight="normal" officeooo:paragraph-rsid="00368eda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ff0000" style:font-name="TeX Gyre Schola1" fo:font-size="10pt" officeooo:rsid="00126fe3" officeooo:paragraph-rsid="00126fe3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officeooo:paragraph-rsid="0029f084"/>
    </style:style>
    <style:style style:name="P63" style:family="paragraph" style:parent-style-name="Standard">
      <style:text-properties officeooo:paragraph-rsid="002add5f"/>
    </style:style>
    <style:style style:name="P64" style:family="paragraph" style:parent-style-name="Standard">
      <style:paragraph-properties fo:text-align="center" style:justify-single-word="false"/>
      <style:text-properties officeooo:paragraph-rsid="00126fe3"/>
    </style:style>
    <style:style style:name="P65" style:family="paragraph" style:parent-style-name="Standard">
      <style:text-properties style:font-name="TeX Gyre Schola1" fo:font-size="14pt" style:font-size-asian="14pt" style:font-size-complex="14pt"/>
    </style:style>
    <style:style style:name="P66" style:family="paragraph" style:parent-style-name="Standard">
      <style:text-properties style:font-name="TeX Gyre Schola1" fo:font-size="14pt" officeooo:paragraph-rsid="002eeb36" style:font-size-asian="14pt" style:font-size-complex="14pt"/>
    </style:style>
    <style:style style:name="P67" style:family="paragraph" style:parent-style-name="Standard">
      <style:text-properties style:font-name="TeX Gyre Schola1" fo:font-size="14pt" officeooo:paragraph-rsid="002fa02b" style:font-size-asian="14pt" style:font-size-complex="14pt"/>
    </style:style>
    <style:style style:name="P68" style:family="paragraph" style:parent-style-name="Standard">
      <style:text-properties style:font-name="TeX Gyre Schola1" fo:font-size="14pt" officeooo:paragraph-rsid="00301cc5" style:font-size-asian="14pt" style:font-size-complex="14pt"/>
    </style:style>
    <style:style style:name="P69" style:family="paragraph" style:parent-style-name="Standard">
      <style:text-properties style:font-name="TeX Gyre Schola1" fo:font-size="14pt" officeooo:paragraph-rsid="003112e5" style:font-size-asian="14pt" style:font-size-complex="14pt"/>
    </style:style>
    <style:style style:name="P70" style:family="paragraph" style:parent-style-name="Standard">
      <style:text-properties style:font-name="TeX Gyre Schola1" fo:font-size="14pt" officeooo:paragraph-rsid="0034a609" style:font-size-asian="14pt" style:font-size-complex="14pt"/>
    </style:style>
    <style:style style:name="P71" style:family="paragraph" style:parent-style-name="Standard">
      <style:text-properties officeooo:paragraph-rsid="00301cc5"/>
    </style:style>
    <style:style style:name="P72" style:family="paragraph" style:parent-style-name="Standard">
      <style:text-properties officeooo:paragraph-rsid="000ce2ae"/>
    </style:style>
    <style:style style:name="P73" style:family="paragraph" style:parent-style-name="Standard">
      <style:text-properties officeooo:paragraph-rsid="0035f000"/>
    </style:style>
    <style:style style:name="P74" style:family="paragraph" style:parent-style-name="Standard">
      <style:text-properties officeooo:paragraph-rsid="00368eda"/>
    </style:style>
    <style:style style:name="P75" style:family="paragraph" style:parent-style-name="Standard">
      <style:text-properties officeooo:paragraph-rsid="001052f0"/>
    </style:style>
    <style:style style:name="P76" style:family="paragraph" style:parent-style-name="Standard">
      <style:text-properties officeooo:paragraph-rsid="0037833b"/>
    </style:style>
    <style:style style:name="P77" style:family="paragraph" style:parent-style-name="Standard">
      <style:text-properties officeooo:paragraph-rsid="0038389d"/>
    </style:style>
    <style:style style:name="P78" style:family="paragraph" style:parent-style-name="Standard">
      <style:text-properties officeooo:paragraph-rsid="00392545"/>
    </style:style>
    <style:style style:name="P79" style:family="paragraph" style:parent-style-name="Standard">
      <style:text-properties officeooo:paragraph-rsid="003a1a39"/>
    </style:style>
    <style:style style:name="P80" style:family="paragraph" style:parent-style-name="Standard">
      <style:text-properties fo:color="#000000" style:font-name="TeX Gyre Schola1" fo:font-size="14pt" fo:letter-spacing="normal" fo:font-style="italic" fo:font-weight="normal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ff0000" fo:font-size="10pt" officeooo:rsid="001a6b89" style:font-size-asian="10pt" style:font-size-complex="10pt"/>
    </style:style>
    <style:style style:name="T4" style:family="text">
      <style:text-properties fo:color="#ff0000" style:font-name="TeX Gyre Schola1" fo:font-size="14pt" style:font-size-asian="14pt" style:font-size-complex="14pt"/>
    </style:style>
    <style:style style:name="T5" style:family="text">
      <style:text-properties fo:color="#ff0000" style:font-name="TeX Gyre Schola1" fo:font-size="14pt" officeooo:rsid="00126fe3" style:font-size-asian="14pt" style:font-size-complex="14pt"/>
    </style:style>
    <style:style style:name="T6" style:family="text">
      <style:text-properties fo:color="#ff0000" style:font-name="TeX Gyre Schola1" fo:font-size="12pt" style:font-size-asian="12pt" style:font-size-complex="12pt"/>
    </style:style>
    <style:style style:name="T7" style:family="text">
      <style:text-properties fo:color="#ff0000" style:font-name="TeX Gyre Schola1" fo:font-size="12pt" officeooo:rsid="0037833b" style:font-size-asian="12pt" style:font-size-complex="12pt"/>
    </style:style>
    <style:style style:name="T8" style:family="text">
      <style:text-properties fo:color="#ff0000" officeooo:rsid="00126fe3"/>
    </style:style>
    <style:style style:name="T9" style:family="text">
      <style:text-properties fo:color="#ff0000" officeooo:rsid="0019f53d"/>
    </style:style>
    <style:style style:name="T10" style:family="text">
      <style:text-properties fo:color="#ff0000" style:font-size-asian="14pt" style:font-size-complex="14pt"/>
    </style:style>
    <style:style style:name="T11" style:family="text">
      <style:text-properties fo:color="#ff0000" officeooo:rsid="00126fe3" style:font-size-asian="14pt" style:font-size-complex="14pt"/>
    </style:style>
    <style:style style:name="T12" style:family="text">
      <style:text-properties fo:font-variant="normal" fo:text-transform="none" fo:color="#ff0000" style:font-name="TeX Gyre Schola1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ff0000" style:font-name="TeX Gyre Schola1" fo:font-size="14pt" fo:letter-spacing="normal" fo:font-style="normal" fo:font-weight="normal" officeooo:rsid="0019d60a" style:font-size-asian="14pt" style:font-size-complex="14pt"/>
    </style:style>
    <style:style style:name="T14" style:family="text">
      <style:text-properties fo:font-variant="normal" fo:text-transform="none" fo:color="#ff0000" style:font-name="TeX Gyre Schola1" fo:font-size="14pt" fo:letter-spacing="normal" fo:font-style="normal" fo:font-weight="normal" officeooo:rsid="000a0e9e" style:font-size-asian="14pt" style:font-size-complex="14pt"/>
    </style:style>
    <style:style style:name="T15" style:family="text">
      <style:text-properties fo:font-variant="normal" fo:text-transform="none" fo:color="#ff0000" style:font-name="TeX Gyre Schola1" fo:font-size="14pt" fo:letter-spacing="normal" fo:font-style="normal" fo:font-weight="normal" officeooo:rsid="0007c8ce" style:font-size-asian="14pt" style:font-size-complex="14pt"/>
    </style:style>
    <style:style style:name="T16" style:family="text">
      <style:text-properties fo:font-variant="normal" fo:text-transform="none" fo:color="#ff0000" style:font-name="TeX Gyre Schola1" fo:font-size="14pt" fo:letter-spacing="normal" fo:font-style="normal" fo:font-weight="normal" officeooo:rsid="0029f084" style:font-size-asian="14pt" style:font-size-complex="14pt"/>
    </style:style>
    <style:style style:name="T17" style:family="text">
      <style:text-properties fo:font-variant="normal" fo:text-transform="none" fo:color="#ff0000" style:font-name="TeX Gyre Schola1" fo:font-size="14pt" fo:letter-spacing="normal" fo:font-style="normal" style:text-underline-style="none" fo:font-weight="normal" officeooo:rsid="000a0e9e" style:font-size-asian="14pt" style:font-size-complex="14pt"/>
    </style:style>
    <style:style style:name="T18" style:family="text">
      <style:text-properties fo:font-variant="normal" fo:text-transform="none" fo:color="#ff0000" style:font-name="TeX Gyre Schola1" fo:font-size="10pt" fo:letter-spacing="normal" fo:font-style="normal" style:text-underline-style="none" fo:font-weight="normal" officeooo:rsid="000a0e9e" style:font-size-asian="10pt" style:font-size-complex="10pt"/>
    </style:style>
    <style:style style:name="T19" style:family="text">
      <style:text-properties fo:font-variant="normal" fo:text-transform="none" fo:color="#ff0000" style:font-name="TeX Gyre Schola1" fo:font-size="10pt" fo:letter-spacing="normal" fo:font-style="normal" style:text-underline-style="none" fo:font-weight="normal" officeooo:rsid="000b8bb3" style:font-size-asian="10pt" style:font-size-complex="10pt"/>
    </style:style>
    <style:style style:name="T20" style:family="text">
      <style:text-properties fo:font-variant="normal" fo:text-transform="none" fo:color="#ff0000" style:font-name="TeX Gyre Schola1" fo:font-size="10pt" fo:letter-spacing="normal" fo:font-style="normal" style:text-underline-style="none" fo:font-weight="normal" officeooo:rsid="001052f0" style:font-size-asian="10pt" style:font-size-complex="10pt"/>
    </style:style>
    <style:style style:name="T21" style:family="text">
      <style:text-properties fo:font-variant="normal" fo:text-transform="none" fo:color="#ff0000" style:font-name="TeX Gyre Schola1" fo:letter-spacing="normal" fo:font-style="normal" fo:font-weight="normal" officeooo:rsid="0007c8ce"/>
    </style:style>
    <style:style style:name="T22" style:family="text">
      <style:text-properties fo:font-variant="normal" fo:text-transform="none" fo:color="#ff0000" style:font-name="TeX Gyre Schola1" fo:font-size="12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ff0000" style:font-name="TeX Gyre Schola1" fo:font-size="12pt" fo:letter-spacing="normal" fo:font-style="normal" fo:font-weight="normal" officeooo:rsid="002eb25e" style:font-size-asian="14pt" style:font-size-complex="14pt"/>
    </style:style>
    <style:style style:name="T24" style:family="text">
      <style:text-properties fo:font-variant="normal" fo:text-transform="none" fo:color="#ff0000" fo:letter-spacing="normal" fo:font-style="normal" fo:font-weight="normal"/>
    </style:style>
    <style:style style:name="T25" style:family="text">
      <style:text-properties fo:font-variant="normal" fo:text-transform="none" fo:color="#ff0000" fo:letter-spacing="normal" fo:font-style="normal" fo:font-weight="normal" officeooo:rsid="000a0e9e"/>
    </style:style>
    <style:style style:name="T26" style:family="text">
      <style:text-properties fo:font-variant="normal" fo:text-transform="none" fo:color="#ff0000" fo:letter-spacing="normal" fo:font-style="normal" fo:font-weight="normal" officeooo:rsid="0007c8ce"/>
    </style:style>
    <style:style style:name="T27" style:family="text">
      <style:text-properties fo:font-variant="normal" fo:text-transform="none" fo:color="#ff0000" fo:font-size="10pt" fo:letter-spacing="normal" fo:font-style="normal" style:text-underline-style="none" fo:font-weight="normal" officeooo:rsid="000a0e9e" style:font-size-asian="10pt" style:font-size-complex="10pt"/>
    </style:style>
    <style:style style:name="T28" style:family="text">
      <style:text-properties fo:font-variant="normal" fo:text-transform="none" fo:color="#ff0000" style:font-name="TeX Gyre Schola" fo:font-size="14pt" fo:letter-spacing="normal" fo:font-style="normal" fo:font-weight="normal" officeooo:rsid="0028e4b8" style:font-name-asian="TeX Gyre Schola" style:font-size-asian="14pt" style:font-name-complex="TeX Gyre Schola" style:font-size-complex="14pt"/>
    </style:style>
    <style:style style:name="T29" style:family="text">
      <style:text-properties fo:font-variant="normal" fo:text-transform="none" fo:color="#202124" style:font-name="TeX Gyre Schola1" fo:font-size="14pt" fo:letter-spacing="normal" fo:font-style="normal" fo:font-weight="normal" officeooo:rsid="0007c8ce" style:font-size-asian="14pt" style:font-size-complex="14pt"/>
    </style:style>
    <style:style style:name="T30" style:family="text">
      <style:text-properties fo:font-variant="normal" fo:text-transform="none" fo:color="#202124" style:font-name="TeX Gyre Schola1" fo:font-size="14pt" fo:letter-spacing="normal" fo:font-style="normal" fo:font-weight="normal" officeooo:rsid="000a0e9e" style:font-size-asian="14pt" style:font-size-complex="14pt"/>
    </style:style>
    <style:style style:name="T31" style:family="text">
      <style:text-properties fo:font-variant="normal" fo:text-transform="none" fo:color="#202124" style:font-name="TeX Gyre Schola1" fo:font-size="14pt" fo:letter-spacing="normal" fo:font-style="normal" fo:font-weight="normal" officeooo:rsid="0029f084" style:font-size-asian="14pt" style:font-size-complex="14pt"/>
    </style:style>
    <style:style style:name="T32" style:family="text">
      <style:text-properties fo:font-variant="normal" fo:text-transform="none" fo:color="#202124" style:font-name="TeX Gyre Schola1" fo:letter-spacing="normal" fo:font-style="normal" fo:font-weight="normal" officeooo:rsid="0007c8ce"/>
    </style:style>
    <style:style style:name="T33" style:family="text">
      <style:text-properties fo:font-variant="normal" fo:text-transform="none" fo:color="#202124" fo:letter-spacing="normal" fo:font-style="normal" fo:font-weight="normal" officeooo:rsid="0007c8ce"/>
    </style:style>
    <style:style style:name="T34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5" style:family="text">
      <style:text-properties fo:font-variant="normal" fo:text-transform="none" fo:color="#000000" style:font-name="Arial" fo:font-size="10.5pt" fo:letter-spacing="normal" fo:font-style="italic" fo:font-weight="normal"/>
    </style:style>
    <style:style style:name="T36" style:family="text">
      <style:text-properties fo:font-variant="normal" fo:text-transform="none" fo:color="#000000" fo:letter-spacing="normal" fo:font-style="normal" fo:font-weight="normal"/>
    </style:style>
    <style:style style:name="T37" style:family="text">
      <style:text-properties fo:font-variant="normal" fo:text-transform="none" fo:color="#000000" fo:letter-spacing="normal" fo:font-style="normal" fo:font-weight="normal" officeooo:rsid="002eb25e"/>
    </style:style>
    <style:style style:name="T38" style:family="text">
      <style:text-properties fo:font-variant="normal" fo:text-transform="none" fo:color="#000000" style:font-name="TeX Gyre Schola1" fo:font-size="10.5pt" fo:letter-spacing="normal" fo:font-style="normal" fo:font-weight="normal"/>
    </style:style>
    <style:style style:name="T39" style:family="text">
      <style:text-properties fo:font-variant="normal" fo:text-transform="none" fo:color="#000000" style:font-name="TeX Gyre Schola1" fo:font-size="10.5pt" fo:letter-spacing="normal" fo:font-style="italic" fo:font-weight="normal"/>
    </style:style>
    <style:style style:name="T40" style:family="text">
      <style:text-properties fo:font-variant="normal" fo:text-transform="none" fo:color="#000000" style:font-name="TeX Gyre Schola1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000000" style:font-name="TeX Gyre Schola1" fo:font-size="14pt" fo:letter-spacing="normal" fo:font-style="normal" fo:font-weight="normal" officeooo:rsid="00368eda" style:font-size-asian="14pt" style:font-size-complex="14pt"/>
    </style:style>
    <style:style style:name="T42" style:family="text">
      <style:text-properties fo:font-variant="normal" fo:text-transform="none" fo:color="#000000" style:font-name="TeX Gyre Schola1" fo:font-size="14pt" fo:letter-spacing="normal" fo:font-style="normal" fo:font-weight="normal" style:font-size-asian="14pt" style:font-style-asian="normal" style:font-size-complex="14pt" style:font-style-complex="normal"/>
    </style:style>
    <style:style style:name="T43" style:family="text">
      <style:text-properties fo:font-variant="normal" fo:text-transform="none" fo:color="#000000" style:font-name="TeX Gyre Schola1" fo:font-size="14pt" fo:letter-spacing="normal" fo:font-style="italic" fo:font-weight="normal" style:font-size-asian="14pt" style:font-size-complex="14pt"/>
    </style:style>
    <style:style style:name="T44" style:family="text">
      <style:text-properties fo:font-variant="normal" fo:text-transform="none" fo:color="#000000" style:font-name="TeX Gyre Schola1" fo:font-size="14pt" fo:letter-spacing="normal" fo:font-style="italic" fo:font-weight="normal" style:font-size-asian="14pt" style:font-style-asian="italic" style:font-size-complex="14pt" style:font-style-complex="italic"/>
    </style:style>
    <style:style style:name="T45" style:family="text">
      <style:text-properties fo:font-variant="normal" fo:text-transform="none" fo:color="#000000" style:font-name="TeX Gyre Schola1" fo:letter-spacing="normal" fo:font-style="normal" fo:font-weight="normal"/>
    </style:style>
    <style:style style:name="T46" style:family="text">
      <style:text-properties fo:font-variant="normal" fo:text-transform="none" fo:color="#000000" style:font-name="TeX Gyre Schola1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000000" style:font-name="TeX Gyre Schola1" fo:letter-spacing="normal" fo:font-style="italic" fo:font-weight="normal"/>
    </style:style>
    <style:style style:name="T48" style:family="text">
      <style:text-properties fo:font-variant="normal" fo:text-transform="none" fo:color="#000000" style:font-name="TeX Gyre Schola1" fo:letter-spacing="normal" fo:font-style="italic" fo:font-weight="normal" style:font-size-asian="14pt" style:font-size-complex="14pt"/>
    </style:style>
    <style:style style:name="T49" style:family="text">
      <style:text-properties fo:font-variant="normal" fo:text-transform="none" fo:color="#000000" style:font-name="TeX Gyre Schola1" fo:letter-spacing="normal" fo:font-style="italic" fo:font-weight="normal" officeooo:rsid="0038389d" style:font-size-asian="14pt" style:font-size-complex="14pt"/>
    </style:style>
    <style:style style:name="T50" style:family="text">
      <style:text-properties fo:font-variant="normal" fo:text-transform="none" fo:color="#000000" style:font-name="TeX Gyre Schola1" fo:letter-spacing="normal" fo:font-style="italic" fo:font-weight="normal" officeooo:rsid="00126fe3"/>
    </style:style>
    <style:style style:name="T51" style:family="text">
      <style:text-properties fo:font-variant="normal" fo:text-transform="none" fo:letter-spacing="normal" fo:font-style="normal"/>
    </style:style>
    <style:style style:name="T52" style:family="text">
      <style:text-properties fo:font-variant="normal" fo:text-transform="none" fo:letter-spacing="normal" fo:font-style="normal" fo:font-weight="normal" officeooo:rsid="0028e4b8" style:font-name-asian="TeX Gyre Schola" style:font-name-complex="TeX Gyre Schola"/>
    </style:style>
    <style:style style:name="T53" style:family="text">
      <style:text-properties fo:font-variant="normal" fo:text-transform="none" fo:letter-spacing="normal" fo:font-style="normal" officeooo:rsid="0028e4b8" style:font-name-asian="TeX Gyre Schola" style:font-name-complex="TeX Gyre Schola"/>
    </style:style>
    <style:style style:name="T54" style:family="text">
      <style:text-properties style:font-name="TeX Gyre Schola1" fo:font-size="14pt" style:font-size-asian="14pt" style:font-size-complex="14pt"/>
    </style:style>
    <style:style style:name="T55" style:family="text">
      <style:text-properties style:font-name="TeX Gyre Schola1" fo:font-size="14pt" officeooo:rsid="00368eda" style:font-size-asian="14pt" style:font-size-complex="14pt"/>
    </style:style>
    <style:style style:name="T56" style:family="text">
      <style:text-properties style:font-name="TeX Gyre Schola1" fo:font-size="14pt" officeooo:rsid="00126fe3" style:font-size-asian="14pt" style:font-size-complex="14pt"/>
    </style:style>
    <style:style style:name="T57" style:family="text">
      <style:text-properties officeooo:rsid="0010b6b8"/>
    </style:style>
    <style:style style:name="T58" style:family="text">
      <style:text-properties officeooo:rsid="00126fe3"/>
    </style:style>
    <style:style style:name="T59" style:family="text">
      <style:text-properties style:use-window-font-color="true"/>
    </style:style>
    <style:style style:name="T60" style:family="text">
      <style:text-properties style:use-window-font-color="true" style:font-name="TeX Gyre Schola1" fo:font-size="14pt" officeooo:rsid="0029f084" style:font-size-asian="14pt" style:font-size-complex="14pt"/>
    </style:style>
    <style:style style:name="T61" style:family="text">
      <style:text-properties style:use-window-font-color="true" style:font-name="TeX Gyre Schola" fo:font-size="14pt" officeooo:rsid="002add5f" style:font-size-asian="14pt" style:font-size-complex="14pt"/>
    </style:style>
    <style:style style:name="T62" style:family="text">
      <style:text-properties style:use-window-font-color="true" style:font-name="TeX Gyre Schola" officeooo:rsid="002add5f"/>
    </style:style>
    <style:style style:name="T63" style:family="text">
      <style:text-properties officeooo:rsid="0019f53d"/>
    </style:style>
    <style:style style:name="T64" style:family="text">
      <style:text-properties officeooo:rsid="001a6b89"/>
    </style:style>
    <style:style style:name="T65" style:family="text">
      <style:text-properties style:font-name="TeX Gyre Schola" officeooo:rsid="002add5f"/>
    </style:style>
    <style:style style:name="T66" style:family="text">
      <style:text-properties fo:color="#000000" style:font-name="TeX Gyre Schola1" fo:font-size="14pt" fo:letter-spacing="normal" fo:font-style="italic" fo:font-weight="normal" officeooo:rsid="002eb25e" style:font-size-asian="14pt" style:font-size-complex="14pt"/>
    </style:style>
    <style:style style:name="T67" style:family="text">
      <style:text-properties fo:color="#000000" style:font-name="Arial" fo:font-size="10.5pt" fo:letter-spacing="normal" fo:font-style="italic" fo:font-weight="normal"/>
    </style:style>
    <style:style style:name="T68" style:family="text">
      <style:text-properties fo:color="#000000" style:font-name="TeX Gyre Schola1" fo:font-size="10.5pt" fo:letter-spacing="normal" fo:font-style="italic" fo:font-weight="normal"/>
    </style:style>
    <style:style style:name="T69" style:family="text">
      <style:text-properties fo:color="#000000" style:font-name="TeX Gyre Schola1" fo:letter-spacing="normal" fo:font-style="italic" fo:font-weight="normal" style:font-size-asian="14pt" style:font-size-complex="14pt"/>
    </style:style>
    <style:style style:name="T70" style:family="text">
      <style:text-properties fo:color="#000000" style:font-name="TeX Gyre Schola1" fo:font-size="14pt" fo:letter-spacing="normal" fo:font-style="italic" fo:font-weight="normal" style:font-size-asian="14pt" style:font-size-complex="14pt"/>
    </style:style>
    <style:style style:name="T71" style:family="text">
      <style:text-properties fo:color="#000000" style:font-name="TeX Gyre Schola1" fo:font-size="14pt" fo:letter-spacing="normal" fo:font-style="italic" fo:font-weight="normal" style:font-size-asian="14pt" style:font-style-asian="italic" style:font-size-complex="14pt" style:font-style-complex="italic"/>
    </style:style>
    <style:style style:name="T72" style:family="text">
      <style:text-properties fo:color="#000000" style:font-name="TeX Gyre Schola1" fo:font-size="14pt" fo:letter-spacing="normal" fo:font-style="normal" fo:font-weight="normal" style:font-size-asian="14pt" style:font-style-asian="normal" style:font-size-complex="14pt" style:font-style-complex="normal"/>
    </style:style>
    <style:style style:name="T73" style:family="text">
      <style:text-properties fo:letter-spacing="normal" fo:font-style="italic" fo:font-weight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font-name="TeX Gyre Schola1"/>
    </style:style>
    <style:style style:name="T76" style:family="text">
      <style:text-properties style:font-name="TeX Gyre Schola1" fo:font-size="14pt" style:font-size-asian="14pt" style:font-size-complex="14pt"/>
    </style:style>
    <style:style style:name="T77" style:family="text">
      <style:text-properties style:font-name="TeX Gyre Schola1" fo:font-size="14pt" officeooo:rsid="00126fe3" style:font-size-asian="14pt" style:font-size-complex="14pt"/>
    </style:style>
    <style:style style:name="T78" style:family="text">
      <style:text-properties style:font-name="TeX Gyre Schola1" style:font-size-asian="14pt" style:font-size-complex="14pt"/>
    </style:style>
    <style:style style:name="T79" style:family="text">
      <style:text-properties style:font-name="TeX Gyre Schola1" officeooo:rsid="00126fe3" style:font-size-asian="14pt" style:font-size-complex="14pt"/>
    </style:style>
    <style:style style:name="T80" style:family="text">
      <style:text-properties style:font-size-asian="14pt" style:font-size-complex="14pt"/>
    </style:style>
    <style:style style:name="T81" style:family="text">
      <style:text-properties officeooo:rsid="00126fe3" style:font-size-asian="14pt" style:font-size-complex="14pt"/>
    </style:style>
    <style:style style:name="T82" style:family="text">
      <style:text-properties officeooo:rsid="003c5409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529cm" text:min-label-width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6">I</text:span><text:span text:style-name="T12"> </text:span><text:span text:style-name="T16">Domingo</text:span><text:span text:style-name="T12"> de</text:span><text:span text:style-name="T13">l</text:span><text:span text:style-name="T12"> </text:span><text:span text:style-name="T16">Adviento, solemnidad</text:span></text:p>
      <text:p text:style-name="P1"/>
      <text:p text:style-name="P34">LAUDES</text:p>
      <text:p text:style-name="P1"/>
      <text:p text:style-name="P33">INVOCACIÓN INICIAL</text:p>
      <text:p text:style-name="P11">El presidente inicia diciendo:</text:p>
      <text:p text:style-name="P32"><text:span text:style-name="T14">V</text:span><text:span text:style-name="T15">.</text:span><text:span text:style-name="T29"><text:tab/></text:span><text:span text:style-name="T31">Señor, ábre mi labios.</text:span></text:p>
      <text:p text:style-name="P31">La asamblea responde:</text:p>
      <text:p text:style-name="P26"><text:span text:style-name="T15">R.</text:span><text:span text:style-name="T29"><text:tab/></text:span><text:span text:style-name="T31">Y mi boca proclamara tu alabanza</text:span><text:span text:style-name="T30">.</text:span></text:p>
      <text:p text:style-name="P36"/>
      <text:p text:style-name="P37">INVITATORIO</text:p>
      <text:p text:style-name="P41"/>
      <text:p text:style-name="P54">Ant: <text:span text:style-name="T59">Al rey que viene, al Señor que se acerca, venid, adorésmole.</text:span></text:p>
      <text:p text:style-name="P54"><text:span text:style-name="T59"/></text:p>
      <text:p text:style-name="P54"><text:span text:style-name="T59"><text:tab/>Venid, aclamemos al Señor,</text:span></text:p>
      <text:p text:style-name="P54"><text:span text:style-name="T59"><text:tab/>demos vítores a la roca que nos salva;</text:span></text:p>
      <text:p text:style-name="P54"><text:span text:style-name="T59"><text:tab/>entremos a si presencia dándole gracias,</text:span></text:p>
      <text:p text:style-name="P54"><text:span text:style-name="T59"><text:tab/>aclamándole con cantos.</text:span></text:p>
      <text:p text:style-name="P54"><text:span text:style-name="T59"/></text:p>
      <text:p text:style-name="P54"><text:span text:style-name="T59"><text:tab/>Porque el Señor es un Dios grande,</text:span></text:p>
      <text:p text:style-name="P54"><text:span text:style-name="T59"><text:tab/>soberano de todos lo dioses:</text:span></text:p>
      <text:p text:style-name="P54"><text:span text:style-name="T59"><text:tab/>tiene en su mano las simas de la tierra,</text:span></text:p>
      <text:p text:style-name="P54"><text:span text:style-name="T59"><text:tab/>son suyas las cumbres de lso montes;</text:span></text:p>
      <text:p text:style-name="P54"><text:span text:style-name="T59"><text:tab/>suyo es el mar, porque él lo hizo,</text:span></text:p>
      <text:p text:style-name="P54"><text:span text:style-name="T59"><text:tab/>la tierra firme que modelaron sus manos.</text:span></text:p>
      <text:p text:style-name="P54"><text:span text:style-name="T59"/></text:p>
      <text:p text:style-name="P54"><text:span text:style-name="T59"><text:tab/>Entrad, postrémonos por tierra,</text:span></text:p>
      <text:p text:style-name="P54"><text:span text:style-name="T59"><text:tab/>bendiciendo la Señor, creador nuestro.</text:span></text:p>
      <text:p text:style-name="P54"><text:span text:style-name="T59"><text:tab/>Porque él es nuestro Dios,</text:span></text:p>
      <text:p text:style-name="P54"><text:span text:style-name="T59"><text:tab/>y nosotros su pueblo,</text:span></text:p>
      <text:p text:style-name="P54"><text:span text:style-name="T59"><text:tab/>el rebaño que él guía.</text:span></text:p>
      <text:p text:style-name="P54"><text:span text:style-name="T59"/></text:p>
      <text:p text:style-name="P62"><text:span text:style-name="T60"><text:tab/>Ojalá escuchéis hoy su voz:</text:span></text:p>
      <text:p text:style-name="P62"><text:soft-page-break/><text:span text:style-name="T60"><text:tab/></text:span><text:span text:style-name="T61">«No endurescáis el corazón como en Meribá,</text:span></text:p>
      <text:p text:style-name="P62"><text:span text:style-name="T61"><text:tab/>como el día de Masá en el desierto;</text:span></text:p>
      <text:p text:style-name="P62"><text:span text:style-name="T61"><text:tab/>cuando vuestros padres me pusieron a prueba</text:span></text:p>
      <text:p text:style-name="P62"><text:span text:style-name="T61"><text:tab/>y me tentaron, aunque habían visto mis obras.</text:span></text:p>
      <text:p text:style-name="P62"><text:span text:style-name="T61"/></text:p>
      <text:p text:style-name="P62"><text:span text:style-name="T61"><text:tab/>Durante cuarenta años</text:span></text:p>
      <text:p text:style-name="P62"><text:span text:style-name="T61"><text:tab/>aquella generación me asqueó, y dije:</text:span></text:p>
      <text:p text:style-name="P62"><text:span text:style-name="T61"><text:tab/>“Es un pueblo de corazón extraviado,</text:span></text:p>
      <text:p text:style-name="P62"><text:span text:style-name="T61"><text:tab/>que no reconoce mi camino;</text:span></text:p>
      <text:p text:style-name="P62"><text:span text:style-name="T61"><text:tab/>por eso he jurado en mi cólera</text:span></text:p>
      <text:p text:style-name="P62"><text:span text:style-name="T61"><text:tab/>que no entraran en mi descanzo.”»</text:span></text:p>
      <text:p text:style-name="P62"><text:span text:style-name="T61"/></text:p>
      <text:p text:style-name="P63"><text:span text:style-name="T18">Continua el </text:span><text:span text:style-name="T19">lector</text:span><text:span text:style-name="T18"> diciendo:</text:span></text:p>
      <text:p text:style-name="P63"><text:span text:style-name="T14">V</text:span><text:span text:style-name="T15">.</text:span><text:span text:style-name="T29"><text:tab/></text:span><text:span text:style-name="T54">Gloria al Padre, y al Hijo, y al Espíritu Santo.</text:span></text:p>
      <text:p text:style-name="P43"><text:span text:style-name="T27">La asamblea responde:</text:span><text:line-break/><text:span text:style-name="T26">R.</text:span><text:span text:style-name="T33"><text:tab/></text:span>Como era en un principio, ahora y siempre, </text:p>
      <text:p text:style-name="P42"><text:span text:style-name="T62"><text:tab/>por los siglos de los siglos. Amén.</text:span></text:p>
      <text:p text:style-name="P47"><text:span text:style-name="T61"/></text:p>
      <text:p text:style-name="P55"><text:span text:style-name="T65">Ant:</text:span><text:span text:style-name="T62"> Al rey que viene, al Señor que se acerca, venid, adorésmole.</text:span></text:p>
      <text:p text:style-name="P41"/>
      <text:p text:style-name="P33">HIMNO</text:p>
      <text:p text:style-name="P30"><text:span text:style-name="T25">S</text:span><text:span text:style-name="T24">e lee de pie:</text:span></text:p>
      <text:p text:style-name="P66"><text:tab/><text:span text:style-name="T36">De luz nueva se viste la tierra,</text:span></text:p>
      <text:p text:style-name="P66"><text:span text:style-name="T36"><text:tab/>porque el Sol que del cielo ha venido</text:span></text:p>
      <text:p text:style-name="P66"><text:span text:style-name="T36"><text:tab/>en el seno feliz de la Virgen</text:span></text:p>
      <text:p text:style-name="P66"><text:span text:style-name="T36"><text:tab/>de su carne se ha revestido.</text:span></text:p>
      <text:p text:style-name="P2"/>
      <text:p text:style-name="P67"><text:tab/><text:span text:style-name="T36">El amor hizo nuevas las cosas,</text:span></text:p>
      <text:p text:style-name="P67"><text:span text:style-name="T36"><text:tab/>el Espíritu ha descendido</text:span></text:p>
      <text:p text:style-name="P67"><text:span text:style-name="T36"><text:tab/>y la sombra del que todo puede</text:span></text:p>
      <text:p text:style-name="P67"><text:span text:style-name="T36"><text:tab/>en la Virgen su luz ha encendido.</text:span></text:p>
      <text:p text:style-name="P2"/>
      <text:p text:style-name="P2"/>
      <text:p text:style-name="P71"><text:soft-page-break/><text:span text:style-name="T54"><text:tab/></text:span><text:span text:style-name="T40">Ya la tierra reclama su fruto</text:span></text:p>
      <text:p text:style-name="P71"><text:span text:style-name="T40"><text:tab/>y de bodas se anuncia alegría,</text:span></text:p>
      <text:p text:style-name="P71"><text:span text:style-name="T40"><text:tab/>el Señor que en los cielos habita</text:span></text:p>
      <text:p text:style-name="P71"><text:span text:style-name="T40"><text:tab/>se hizo carne en la Virgen María.</text:span></text:p>
      <text:p text:style-name="P2"/>
      <text:p text:style-name="P68"><text:tab/><text:span text:style-name="T36">Gloria a Dios, el Señor poderoso,</text:span></text:p>
      <text:p text:style-name="P68"><text:span text:style-name="T36"><text:tab/>a su Hijo y Espíritu Santo,</text:span></text:p>
      <text:p text:style-name="P68"><text:span text:style-name="T36"><text:tab/>que en su gracia y su amor nos bendijo</text:span></text:p>
      <text:p text:style-name="P68"><text:span text:style-name="T36"><text:tab/>y a su reino nos ha destinado. Amén.</text:span></text:p>
      <text:p text:style-name="P2"/>
      <text:p text:style-name="P22">SALMODIA</text:p>
      <text:p text:style-name="P12">Al iniciar la salmodia se sienta la asamblea:</text:p>
      <text:p text:style-name="Standard"><text:span text:style-name="T4">Ant. 1:</text:span><text:span text:style-name="T54"><text:tab/></text:span><text:span text:style-name="T66">Aquel día, los montes destilarán dulzura y las colinas manarán <text:tab/><text:tab/><text:tab/>leche y miel. Aleluya.</text:span></text:p>
      <text:p text:style-name="P64"><text:span text:style-name="T28">—</text:span><text:span text:style-name="T22"> Salmo </text:span><text:span text:style-name="T23">62, 2-9: El alma sedienta de Dios</text:span><text:span text:style-name="T22"> </text:span><text:span text:style-name="T28">—</text:span></text:p>
      <text:p text:style-name="P69"><text:tab/><text:span text:style-name="T37">Oh Dios, tú eres mi Dios, por ti madrugo,</text:span></text:p>
      <text:p text:style-name="P69"><text:span text:style-name="T37"><text:tab/>mi alma está sedienta de ti;</text:span></text:p>
      <text:p text:style-name="P69"><text:span text:style-name="T37"><text:tab/>mi carne tiene ansia de ti,</text:span></text:p>
      <text:p text:style-name="P69"><text:span text:style-name="T37"><text:tab/>como tierra reseca, agostada, sin agua.</text:span></text:p>
      <text:p text:style-name="P2"/>
      <text:p text:style-name="P69"><text:tab/><text:span text:style-name="T37">¡Cómo te contemplaba en el santuario</text:span></text:p>
      <text:p text:style-name="P69"><text:span text:style-name="T37"><text:tab/>viendo tu fuerza y tu gloria!</text:span></text:p>
      <text:p text:style-name="P69"><text:span text:style-name="T37"><text:tab/>Tu gracia vale más que la vida,</text:span></text:p>
      <text:p text:style-name="P69"><text:span text:style-name="T37"><text:tab/>te alabarán mis labios.</text:span></text:p>
      <text:p text:style-name="P3"/>
      <text:p text:style-name="P70"><text:tab/><text:span text:style-name="T36">Toda mi vida te bendeciré</text:span></text:p>
      <text:p text:style-name="P70"><text:span text:style-name="T36"><text:tab/>y alzaré las manos invocándote.</text:span></text:p>
      <text:p text:style-name="P70"><text:span text:style-name="T36"><text:tab/>Me saciaré como de enjundia y de manteca,</text:span></text:p>
      <text:p text:style-name="P70"><text:span text:style-name="T36"><text:tab/>y mis labios te alabarán jubilosos.</text:span></text:p>
      <text:p text:style-name="P70"><text:span text:style-name="T36"/></text:p>
      <text:p text:style-name="P70"><text:span text:style-name="T36"><text:tab/>En el lecho me acuerdo de ti</text:span></text:p>
      <text:p text:style-name="P70"><text:span text:style-name="T36"><text:tab/>y velando medito en ti,</text:span></text:p>
      <text:p text:style-name="P70"><text:span text:style-name="T36"><text:tab/>porque fuiste mi auxilio,</text:span></text:p>
      <text:p text:style-name="P70"><text:soft-page-break/><text:span text:style-name="T36"><text:tab/>y a la sombra de tus alas canto con júbilo;</text:span></text:p>
      <text:p text:style-name="P70"><text:span text:style-name="T36"><text:tab/>mi alma está unida a ti,</text:span></text:p>
      <text:p text:style-name="P70"><text:span text:style-name="T36"><text:tab/>y tu diestra me sostiene.</text:span></text:p>
      <text:p text:style-name="P2"/>
      <text:p text:style-name="P27"><text:span text:style-name="T18">Continua el </text:span><text:span text:style-name="T19">lector</text:span><text:span text:style-name="T18"> diciendo:</text:span></text:p>
      <text:p text:style-name="P27"><text:span text:style-name="T14">V</text:span><text:span text:style-name="T15">.</text:span><text:span text:style-name="T29"><text:tab/></text:span><text:span text:style-name="T54">Gloria al Padre, y al Hijo, y al Espíritu Santo.</text:span></text:p>
      <text:p text:style-name="P4"><text:span text:style-name="T18">La asamblea responde:</text:span><text:line-break/><text:span text:style-name="T21">R.</text:span><text:span text:style-name="T32"><text:tab/></text:span>Como era en un principio, ahora y siempre, </text:p>
      <text:p text:style-name="P4"><text:tab/>por los siglos de los siglos. Amén.</text:p>
      <text:p text:style-name="P4"/>
      <text:p text:style-name="P72"><text:span text:style-name="T4">Ant. 1:</text:span><text:span text:style-name="T54"><text:tab/></text:span><text:span text:style-name="T43">Aquel día, los montes destilarán dulzura y las colinas manarán <text:tab/><text:tab/><text:tab/>leche y miel. Aleluya.</text:span></text:p>
      <text:p text:style-name="P4"/>
      <text:p text:style-name="P39"><text:span text:style-name="T10">Ant. 2:</text:span><text:span text:style-name="T78"><text:tab/></text:span><text:span text:style-name="T69">Los montes y las colinas aclamarán en presencia del Señor, y los <text:tab/><text:tab/><text:tab/>árboles del bosque aplaudirán, porque viene el Señor y reinará <text:tab/><text:tab/><text:tab/>eternamente. Aleluya.</text:span></text:p>
      <text:p text:style-name="P58"><text:span text:style-name="T52">— Daniel 3,57-88.56: Toda la creación alabe al Señor</text:span> <text:span text:style-name="T52">—</text:span></text:p>
      <text:p text:style-name="P73"><text:span text:style-name="T54"><text:tab/></text:span><text:span text:style-name="T40">Criaturas todas del Señor, bendecid al Señor,</text:span></text:p>
      <text:p text:style-name="P73"><text:span text:style-name="T40"><text:tab/>ensalzadlo con himnos por los siglos.</text:span></text:p>
      <text:p text:style-name="P73"><text:span text:style-name="T40"/></text:p>
      <text:p text:style-name="P73"><text:span text:style-name="T40"><text:tab/>Ángeles del Señor, bendecid al Señor;</text:span></text:p>
      <text:p text:style-name="P73"><text:span text:style-name="T40"><text:tab/>cielos, bendecid al Señor.</text:span></text:p>
      <text:p text:style-name="P73"><text:span text:style-name="T40"/></text:p>
      <text:p text:style-name="P73"><text:span text:style-name="T40"><text:tab/>Aguas del espacio, bendecid al Señor;</text:span></text:p>
      <text:p text:style-name="P73"><text:span text:style-name="T40"><text:tab/>ejércitos del Señor, bendecid al Señor.</text:span></text:p>
      <text:p text:style-name="P73"><text:span text:style-name="T40"/></text:p>
      <text:p text:style-name="P73"><text:span text:style-name="T40"><text:tab/>Sol y luna, bendecid al Señor;</text:span></text:p>
      <text:p text:style-name="P73"><text:span text:style-name="T40"><text:tab/>astros del cielo, bendecid al Señor.</text:span></text:p>
      <text:p text:style-name="P73"><text:span text:style-name="T40"/></text:p>
      <text:p text:style-name="P73"><text:span text:style-name="T40"><text:tab/>Lluvia y rocío, bendecid al Señor;</text:span></text:p>
      <text:p text:style-name="P73"><text:span text:style-name="T40"><text:tab/>vientos todos, bendecid al Señor.</text:span></text:p>
      <text:p text:style-name="P73"><text:span text:style-name="T40"/></text:p>
      <text:p text:style-name="P73"><text:span text:style-name="T40"/></text:p>
      <text:p text:style-name="P73"><text:soft-page-break/><text:span text:style-name="T40"><text:tab/>Fuego y calor, bendecid al Señor;</text:span></text:p>
      <text:p text:style-name="P73"><text:span text:style-name="T40"><text:tab/>fríos y heladas, bendecid al Señor.</text:span></text:p>
      <text:p text:style-name="P73"><text:span text:style-name="T40"/></text:p>
      <text:p text:style-name="P73"><text:span text:style-name="T40"><text:tab/>Rocíos y nevadas, bendecid al Señor;</text:span></text:p>
      <text:p text:style-name="P73"><text:span text:style-name="T40"><text:tab/>témpanos y hielos, bendecid al Señor.</text:span></text:p>
      <text:p text:style-name="P73"><text:span text:style-name="T40"/></text:p>
      <text:p text:style-name="P73"><text:span text:style-name="T40"><text:tab/>Escarchas y nieves, bendecid al Señor;</text:span></text:p>
      <text:p text:style-name="P73"><text:span text:style-name="T40"><text:tab/>noche y día, bendecid al Señor.</text:span></text:p>
      <text:p text:style-name="P73"><text:span text:style-name="T40"/></text:p>
      <text:p text:style-name="P73"><text:span text:style-name="T40"><text:tab/>Luz y tinieblas, bendecid al Señor;</text:span></text:p>
      <text:p text:style-name="P73"><text:span text:style-name="T40"><text:tab/>rayos y nubes, bendecid al Señor.</text:span></text:p>
      <text:p text:style-name="P73"><text:span text:style-name="T40"/></text:p>
      <text:p text:style-name="P73"><text:span text:style-name="T40"><text:tab/>Bendiga la tierra al Señor,</text:span></text:p>
      <text:p text:style-name="P73"><text:span text:style-name="T40"><text:tab/>ensálcelo con himnos por los siglos.</text:span></text:p>
      <text:p text:style-name="P73"><text:span text:style-name="T40"/></text:p>
      <text:p text:style-name="P73"><text:span text:style-name="T40"><text:tab/>Montes y cumbres, bendecid al Señor;</text:span></text:p>
      <text:p text:style-name="P73"><text:span text:style-name="T40"><text:tab/>cuanto germina en la tierra, bendiga al Señor.</text:span></text:p>
      <text:p text:style-name="P73"><text:span text:style-name="T40"/></text:p>
      <text:p text:style-name="P73"><text:span text:style-name="T40"><text:tab/>Manantiales, bendecid al Señor;</text:span></text:p>
      <text:p text:style-name="P73"><text:span text:style-name="T40"><text:tab/>mares y ríos, bendecid al Señor.</text:span></text:p>
      <text:p text:style-name="P73"><text:span text:style-name="T40"/></text:p>
      <text:p text:style-name="P73"><text:span text:style-name="T40"><text:tab/>Cetáceos y peces, bendecid al Señor;</text:span></text:p>
      <text:p text:style-name="P73"><text:span text:style-name="T40"><text:tab/>aves del cielo, bendecid al Señor.</text:span></text:p>
      <text:p text:style-name="P73"><text:span text:style-name="T40"/></text:p>
      <text:p text:style-name="P73"><text:span text:style-name="T40"><text:tab/>Fieras y ganados, bendecid al Señor,</text:span></text:p>
      <text:p text:style-name="P73"><text:span text:style-name="T40"><text:tab/>ensalzadlo con himnos por los siglos.</text:span></text:p>
      <text:p text:style-name="P73"><text:span text:style-name="T40"/></text:p>
      <text:p text:style-name="P73"><text:span text:style-name="T40"><text:tab/>Hijos de los hombres, bendecid al Señor</text:span></text:p>
      <text:p text:style-name="P73"><text:span text:style-name="T40"><text:tab/>bendiga Israel al Señor.</text:span></text:p>
      <text:p text:style-name="P73"><text:span text:style-name="T40"/></text:p>
      <text:p text:style-name="P73"><text:span text:style-name="T40"><text:tab/>Sacerdotes del Señor, bendecid al Señor;</text:span></text:p>
      <text:p text:style-name="P73"><text:span text:style-name="T40"><text:tab/>siervos del Señor, bendecid al Señor.</text:span></text:p>
      <text:p text:style-name="P73"><text:span text:style-name="T40"/></text:p>
      <text:p text:style-name="P73"><text:soft-page-break/><text:span text:style-name="T40"><text:tab/>Almas y espíritus justos, bendecid al Señor;</text:span></text:p>
      <text:p text:style-name="P73"><text:span text:style-name="T40"><text:tab/>santos y humildes de corazón, bendecid al Señor.</text:span></text:p>
      <text:p text:style-name="P73"><text:span text:style-name="T40"/></text:p>
      <text:p text:style-name="P73"><text:span text:style-name="T40"><text:tab/>Ananías, Azarías y Misael, bendecid al Señor,</text:span></text:p>
      <text:p text:style-name="P73"><text:span text:style-name="T40"><text:tab/>ensalzadlo con himnos por los siglos.</text:span></text:p>
      <text:p text:style-name="P73"><text:span text:style-name="T40"/></text:p>
      <text:p text:style-name="P73"><text:span text:style-name="T40"><text:tab/>Bendigamos al Padre y al Hijo con el Espíritu Santo,</text:span></text:p>
      <text:p text:style-name="P73"><text:span text:style-name="T40"><text:tab/>ensalcémoslo con himnos por los siglos.</text:span></text:p>
      <text:p text:style-name="P73"><text:span text:style-name="T40"/></text:p>
      <text:p text:style-name="P73"><text:span text:style-name="T40"><text:tab/>Bendito el Señor en la bóveda del cielo,</text:span></text:p>
      <text:p text:style-name="P73"><text:span text:style-name="T40"><text:tab/>alabado y glorioso y ensalzado por los siglos.</text:span></text:p>
      <text:p text:style-name="P5"><text:span text:style-name="T18"/></text:p>
      <text:p text:style-name="P48"><text:span text:style-name="T10">Ant. 2:</text:span><text:span text:style-name="T78"><text:tab/></text:span><text:span text:style-name="T69">Los montes y las colinas aclamarán en presencia del Señor, y los <text:tab/><text:tab/><text:tab/>árboles del bosque aplaudirán, porque viene el Señor y reinará <text:tab/><text:tab/><text:tab/>eternamente. Aleluya.</text:span></text:p>
      <text:p text:style-name="P5"/>
      <text:p text:style-name="P39"><text:span text:style-name="T10">Ant. 3:</text:span><text:span text:style-name="T78"><text:tab/></text:span><text:span text:style-name="T69">Vendrá el gran profeta y renovará a Jerusalén. Aleluya.</text:span></text:p>
      <text:p text:style-name="P60"><text:span text:style-name="T53">—</text:span> <text:span text:style-name="T51">Salmo 149: Alegría de los santos</text:span> <text:span text:style-name="T53">—</text:span></text:p>
      <text:p text:style-name="P74"><text:span text:style-name="T54"><text:tab/></text:span><text:span text:style-name="T40">Cantad al Señor un cántico nuevo,</text:span></text:p>
      <text:p text:style-name="P74"><text:span text:style-name="T40"><text:tab/>resuene su alabanza en la asamblea de los fieles;</text:span></text:p>
      <text:p text:style-name="P74"><text:span text:style-name="T40"><text:tab/>que se alegre Israel por su Creador,</text:span></text:p>
      <text:p text:style-name="P74"><text:span text:style-name="T40"><text:tab/>los hijos de Sión por su Rey.</text:span></text:p>
      <text:p text:style-name="P74"><text:span text:style-name="T40"/></text:p>
      <text:p text:style-name="P74"><text:span text:style-name="T40"><text:tab/>Alabad su nombre con danzas,</text:span></text:p>
      <text:p text:style-name="P74"><text:span text:style-name="T40"><text:tab/>cantadle con tambores y cítaras;</text:span></text:p>
      <text:p text:style-name="P74"><text:span text:style-name="T40"><text:tab/>porque el Señor ama a su pueblo</text:span></text:p>
      <text:p text:style-name="P74"><text:span text:style-name="T40"><text:tab/>y adorna con la victoria a los humildes.</text:span></text:p>
      <text:p text:style-name="P74"><text:span text:style-name="T40"/></text:p>
      <text:p text:style-name="P74"><text:span text:style-name="T40"><text:tab/>Que los fieles festejen su gloria</text:span></text:p>
      <text:p text:style-name="P74"><text:span text:style-name="T40"><text:tab/>y canten jubilosos en filas:</text:span></text:p>
      <text:p text:style-name="P74"><text:span text:style-name="T40"><text:tab/>con vítores a Dios en la boca</text:span></text:p>
      <text:p text:style-name="P74"><text:span text:style-name="T40"><text:tab/>y espadas de dos filos en las manos:</text:span></text:p>
      <text:p text:style-name="P74"><text:span text:style-name="T40"/></text:p>
      <text:p text:style-name="P74"><text:soft-page-break/><text:span text:style-name="T40"><text:tab/>para tomar venganza de los pueblos</text:span></text:p>
      <text:p text:style-name="P74"><text:span text:style-name="T40"><text:tab/>y aplicar el castigo a las naciones,</text:span></text:p>
      <text:p text:style-name="P74"><text:span text:style-name="T40"><text:tab/>sujetando a los reyes con argollas,</text:span></text:p>
      <text:p text:style-name="P74"><text:span text:style-name="T40"><text:tab/>a los nobles con esposas de hierro.</text:span></text:p>
      <text:p text:style-name="P74"><text:span text:style-name="T40"/></text:p>
      <text:p text:style-name="P74"><text:span text:style-name="T40"><text:tab/>Ejecutar la sentencia dictada</text:span></text:p>
      <text:p text:style-name="P74"><text:span text:style-name="T40"><text:tab/>es un honor para todos sus fieles.</text:span></text:p>
      <text:p text:style-name="P2"/>
      <text:p text:style-name="P28"><text:span text:style-name="T18">Continua el </text:span><text:span text:style-name="T19">lector</text:span><text:span text:style-name="T18"> diciendo:</text:span></text:p>
      <text:p text:style-name="P28"><text:span text:style-name="T14">V</text:span><text:span text:style-name="T15">.</text:span><text:span text:style-name="T29"><text:tab/></text:span><text:span text:style-name="T54">Gloria al Padre, y al Hijo, y al Espíritu Santo.</text:span></text:p>
      <text:p text:style-name="P6"><text:span text:style-name="T18">La asamblea responde:</text:span><text:line-break/><text:span text:style-name="T21">R.</text:span><text:span text:style-name="T32"><text:tab/></text:span>Como era en un principio, ahora y siempre, </text:p>
      <text:p text:style-name="P6"><text:tab/>por los siglos de los siglos. Amén.</text:p>
      <text:p text:style-name="P6"/>
      <text:p text:style-name="P49"><text:span text:style-name="T10">Ant. 3:</text:span><text:span text:style-name="T78"><text:tab/></text:span><text:span text:style-name="T69">Vendrá el gran profeta y renovará a Jerusalén. Aleluya.</text:span></text:p>
      <text:p text:style-name="P6"/>
      <text:p text:style-name="P22">LECTURA BREVE</text:p>
      <text:p text:style-name="P59"><text:span text:style-name="T52">—</text:span> <text:span text:style-name="T73">Rm 13,11b-12</text:span> <text:span text:style-name="T52">—</text:span></text:p>
      <text:p text:style-name="P38">Ya es hora de despertaros del sueño, porque ahora nuestra salvación está más cerca que cuando empezamos a creer. La noche está avanzada, el día se echa encima: dejemos las actividades de las tinieblas, y pertrechémonos con las armas de la luz.</text:p>
      <text:p text:style-name="P2"/>
      <text:p text:style-name="P22">RESPONSORIO BREVE</text:p>
      <text:p text:style-name="P51">El mismo lector que lee la “LECTURA BREVE” lee el “RESPONSORIO BREVE” en inicia diciendo:</text:p>
      <text:p text:style-name="P49"><text:span text:style-name="T10">V.</text:span><text:span text:style-name="T80"><text:tab/></text:span><text:span text:style-name="T46">Cristo, Hijo de Dios vivo, ten piedad de nosotros.</text:span></text:p>
      <text:p text:style-name="P45"><text:span text:style-name="T18">La asamblea responde:</text:span><text:line-break/><text:span text:style-name="T1">R.</text:span><text:tab/><text:span text:style-name="T45">Cristo, Hijo de Dios vivo, ten piedad de nosotros.</text:span></text:p>
      <text:p text:style-name="P6"><text:span text:style-name="T20">El lector continua</text:span><text:span text:style-name="T18">:</text:span></text:p>
      <text:p text:style-name="P49"><text:span text:style-name="T10">V.</text:span><text:span text:style-name="T78"><text:tab/></text:span><text:span text:style-name="T46">Tú que has de venir al mundo.</text:span></text:p>
      <text:p text:style-name="P74"><text:span text:style-name="T18">La asamblea responde:</text:span><text:span text:style-name="T54"><text:line-break/></text:span><text:span text:style-name="T4">R.</text:span><text:span text:style-name="T54"><text:tab/></text:span><text:span text:style-name="T55">T</text:span><text:span text:style-name="T41">en piedad de nosotros</text:span><text:span text:style-name="T54">.</text:span></text:p>
      <text:p text:style-name="P74"><text:span text:style-name="T54"/></text:p>
      <text:p text:style-name="P74"><text:span text:style-name="T54"/></text:p>
      <text:p text:style-name="P28"><text:soft-page-break/><text:span text:style-name="T17"/></text:p>
      <text:p text:style-name="P28"><text:span text:style-name="T18">E</text:span><text:span text:style-name="T20">l lector concluye diciendo:</text:span></text:p>
      <text:p text:style-name="P6"><text:span text:style-name="T1">V.</text:span><text:tab/>Gloria al Padre, y al Hijo, y al Espíritu Santo.</text:p>
      <text:p text:style-name="P45"><text:span text:style-name="T18">La asamblea responde:</text:span><text:line-break/><text:span text:style-name="T1">R.</text:span><text:tab/><text:span text:style-name="T45">Cristo, Hijo de Dios vivo, ten piedad de nosotros.</text:span></text:p>
      <text:p text:style-name="P9"/>
      <text:p text:style-name="P25">EVANGELIO DEL DIA</text:p>
      <text:p text:style-name="P20">El presidente, estando de pie, lee el Evangelio del dia.</text:p>
      <text:p text:style-name="P19">Muchas veces en prudente dejar unos minutos de silencio para re<text:span text:style-name="T57">flexionar sobre los salmos y lecturas.</text:span></text:p>
      <text:p text:style-name="P9"/>
      <text:p text:style-name="P22">CÁNTICO EVANGÉLICO</text:p>
      <text:p text:style-name="P13">De pie:</text:p>
      <text:p text:style-name="P39"><text:span text:style-name="T10">Ant.</text:span><text:span text:style-name="T78"><text:tab/></text:span><text:span text:style-name="T69">El Espíritu Santo vendrá sobre ti, María; no temas, concebirás en tu <text:tab/>vientre al Hijo de Dios. Aleluya.</text:span></text:p>
      <text:p text:style-name="P64"><text:span text:style-name="T28">—</text:span><text:span text:style-name="T6"> Cántico de </text:span><text:span text:style-name="T7">Zacarias</text:span><text:span text:style-name="T6"> </text:span><text:span text:style-name="T28">—</text:span></text:p>
      <text:p text:style-name="P76"><text:span text:style-name="T54"><text:tab/></text:span><text:span text:style-name="T40">Bendito sea el Señor, Dios de Israel,</text:span></text:p>
      <text:p text:style-name="P76"><text:span text:style-name="T40"><text:tab/>porque ha visitado y redimido a su pueblo,</text:span></text:p>
      <text:p text:style-name="P76"><text:span text:style-name="T40"><text:tab/>suscitándonos una fuerza de salvación</text:span></text:p>
      <text:p text:style-name="P76"><text:span text:style-name="T40"><text:tab/>en la casa de David, su siervo,</text:span></text:p>
      <text:p text:style-name="P76"><text:span text:style-name="T40"><text:tab/>según lo había predicho desde antiguo,</text:span></text:p>
      <text:p text:style-name="P76"><text:span text:style-name="T40"><text:tab/>por boca de sus santos profetas.</text:span></text:p>
      <text:p text:style-name="P76"><text:span text:style-name="T40"/></text:p>
      <text:p text:style-name="P76"><text:span text:style-name="T40"><text:tab/>Es la salvación que nos libra de nuestros enemigos</text:span></text:p>
      <text:p text:style-name="P76"><text:span text:style-name="T40"><text:tab/>y de la mano de todos los que nos odian;</text:span></text:p>
      <text:p text:style-name="P76"><text:span text:style-name="T40"><text:tab/>realizando la misericordia</text:span></text:p>
      <text:p text:style-name="P76"><text:span text:style-name="T40"><text:tab/>que tuvo con nuestros padres,</text:span></text:p>
      <text:p text:style-name="P76"><text:span text:style-name="T40"><text:tab/>recordando su santa alianza</text:span></text:p>
      <text:p text:style-name="P76"><text:span text:style-name="T40"><text:tab/>y el juramento que juró a nuestro padre Abrahán.</text:span></text:p>
      <text:p text:style-name="P76"><text:span text:style-name="T40"/></text:p>
      <text:p text:style-name="P76"><text:span text:style-name="T40"><text:tab/>Para concedernos que, libres de temor,</text:span></text:p>
      <text:p text:style-name="P76"><text:span text:style-name="T40"><text:tab/>arrancados de la mano de los enemigos,</text:span></text:p>
      <text:p text:style-name="P76"><text:span text:style-name="T40"><text:tab/>le sirvamos con santidad y justicia,</text:span></text:p>
      <text:p text:style-name="P76"><text:span text:style-name="T40"><text:tab/>en su presencia, todos nuestros días.</text:span></text:p>
      <text:p text:style-name="P76"><text:span text:style-name="T40"/></text:p>
      <text:p text:style-name="P76"><text:soft-page-break/><text:span text:style-name="T40"><text:tab/>Y a ti, niño, te llamarán profeta del Altísimo,</text:span></text:p>
      <text:p text:style-name="P76"><text:span text:style-name="T40"><text:tab/>porque irás delante del Señor</text:span></text:p>
      <text:p text:style-name="P76"><text:span text:style-name="T40"><text:tab/>a preparar sus caminos,</text:span></text:p>
      <text:p text:style-name="P76"><text:span text:style-name="T40"><text:tab/>anunciando a su pueblo la salvación,</text:span></text:p>
      <text:p text:style-name="P76"><text:span text:style-name="T40"><text:tab/>el perdón de sus pecados.</text:span></text:p>
      <text:p text:style-name="P76"><text:span text:style-name="T40"/></text:p>
      <text:p text:style-name="P76"><text:span text:style-name="T40"><text:tab/>Por la entrañable misericordia de nuestro Dios,</text:span></text:p>
      <text:p text:style-name="P76"><text:span text:style-name="T40"><text:tab/>nos visitará el sol que nace de lo alto,</text:span></text:p>
      <text:p text:style-name="P76"><text:span text:style-name="T40"><text:tab/>para iluminar a los que viven en tinieblas</text:span></text:p>
      <text:p text:style-name="P76"><text:span text:style-name="T40"><text:tab/>y en sombra de muerte,</text:span></text:p>
      <text:p text:style-name="P76"><text:span text:style-name="T40"><text:tab/>para guiar nuestros pasos</text:span></text:p>
      <text:p text:style-name="P76"><text:span text:style-name="T40"><text:tab/>por el camino de la paz.</text:span></text:p>
      <text:p text:style-name="P2"/>
      <text:p text:style-name="P10">Continua el lector diciendo:</text:p>
      <text:p text:style-name="P2"><text:span text:style-name="T1">V.</text:span><text:tab/>Gloria al Padre, y al Hijo, y al Espíritu Santo.</text:p>
      <text:p text:style-name="P10">La asamblea responde:</text:p>
      <text:p text:style-name="P2"><text:span text:style-name="T1">R.</text:span><text:tab/>Como era en un principio, ahora y siempre, </text:p>
      <text:p text:style-name="P2"><text:tab/>por los siglos de los siglos. Amén.</text:p>
      <text:p text:style-name="P2"/>
      <text:p text:style-name="P50"><text:span text:style-name="T10">Ant.</text:span><text:span text:style-name="T78"><text:tab/></text:span><text:span text:style-name="T69">El Espíritu Santo vendrá sobre ti, María; no temas, concebirás en tu <text:tab/>vientre al Hijo de Dios. Aleluya.</text:span></text:p>
      <text:p text:style-name="P7"/>
      <text:p text:style-name="P22">PRECES</text:p>
      <text:p text:style-name="P14">El lector inicia diciendo:</text:p>
      <text:p text:style-name="P39"><text:span text:style-name="T11">V.</text:span><text:span text:style-name="T79"><text:tab/></text:span><text:span text:style-name="T46">Oremos a Dios Padre, que nos concede la gracia de esperar la <text:tab/>revelación de nuestro Señor Jesucristo, y digámosle confiados:</text:span></text:p>
      <text:p text:style-name="P15">La asamblea responde:</text:p>
      <text:p text:style-name="P39"><text:span text:style-name="T11">R.</text:span><text:span text:style-name="T81"><text:tab/></text:span><text:span text:style-name="T48">Muéstranos, Señor, tu misericordi</text:span><text:span text:style-name="T49">a.</text:span></text:p>
      <text:p text:style-name="P15">Lector:</text:p>
      <text:p text:style-name="P77"><text:span text:style-name="T5">V.</text:span><text:span text:style-name="T56"><text:tab/></text:span><text:span text:style-name="T42">Santifica, Señor, todo nuestro espíritu, alma y cuerpo,</text:span></text:p>
      <text:p text:style-name="P77"><text:span text:style-name="T42"><text:tab/></text:span><text:span text:style-name="T71">y guárdanos sin reproche hasta el día de la venida de tu Hijo</text:span><text:span text:style-name="T72">.</text:span></text:p>
      <text:p text:style-name="P15">Asamblea:</text:p>
      <text:p text:style-name="P56">R.<text:tab/><text:span text:style-name="T47">Muéstranos, Señor, tu misericordia.</text:span></text:p>
      <text:p text:style-name="P56"><text:span text:style-name="T47"/></text:p>
      <text:p text:style-name="P56"><text:soft-page-break/><text:span text:style-name="T47"/></text:p>
      <text:p text:style-name="P15">Lector:</text:p>
      <text:p text:style-name="P77"><text:span text:style-name="T5">V.</text:span><text:span text:style-name="T56"><text:tab/></text:span><text:span text:style-name="T40">Haz que durante este día caminemos en santidad,</text:span></text:p>
      <text:p text:style-name="P77"><text:span text:style-name="T40"><text:tab/></text:span><text:span text:style-name="T43">y llevemos una vida sobria, honrada y religiosa.</text:span></text:p>
      <text:p text:style-name="P15">Asamblea:</text:p>
      <text:p text:style-name="P56">R.<text:tab/><text:span text:style-name="T47">Muéstranos, Señor, tu misericordia.</text:span></text:p>
      <text:p text:style-name="P15">Lector:</text:p>
      <text:p text:style-name="P78"><text:span text:style-name="T5">V.</text:span><text:span text:style-name="T56"><text:tab/></text:span><text:span text:style-name="T40">Ayúdanos a vestirnos del Señor Jesucristo,</text:span></text:p>
      <text:p text:style-name="P78"><text:span text:style-name="T40"><text:tab/></text:span><text:span text:style-name="T70">y a llenarnos del Espíritu Santo.</text:span></text:p>
      <text:p text:style-name="P15">Asamblea:</text:p>
      <text:p text:style-name="P57">R.<text:tab/><text:span text:style-name="T47">Muéstranos, Señor, tu misericordia.</text:span></text:p>
      <text:p text:style-name="P15">Lector:</text:p>
      <text:p text:style-name="P79"><text:span text:style-name="T5">V.</text:span><text:span text:style-name="T56"><text:tab/></text:span><text:span text:style-name="T40">Haz, Señor, que estemos preparados</text:span></text:p>
      <text:p text:style-name="P79"><text:span text:style-name="T40"><text:tab/></text:span><text:span text:style-name="T70">el día de la manifestación gloriosa de tu Hijo.</text:span></text:p>
      <text:p text:style-name="P10">Asamblea:</text:p>
      <text:p text:style-name="P46"><text:span text:style-name="T1">R.</text:span><text:tab/><text:span text:style-name="T50">Muéstranos, Señor, tu misericordia.</text:span></text:p>
      <text:p text:style-name="P46"><text:span text:style-name="T50"/></text:p>
      <text:p text:style-name="P7"><text:span text:style-name="T2">Se pueden añadir algunas intenciones libres.</text:span><text:line-break/></text:p>
      <text:p text:style-name="P17">El presidente dice:</text:p>
      <text:p text:style-name="P80">Digamos ahora, todos juntos, la oración que nos enseñó el mismo Señor:</text:p>
      <text:p text:style-name="P21">Padre Nuestro...</text:p>
      <text:p text:style-name="P24">Dios te salve María...</text:p>
      <text:p text:style-name="P2"/>
      <text:p text:style-name="P23">RITO DE LA PAZ</text:p>
      <text:p text:style-name="P29">Como hermanos nos damos <text:span text:style-name="T82">el saludo de</text:span> la paz:</text:p>
      <text:p text:style-name="P2"/>
      <text:p text:style-name="P22">ORACIÓN <text:span text:style-name="T58">FINAL</text:span></text:p>
      <text:p text:style-name="P18">El precidente dice la siguiente oración:</text:p>
      <text:p text:style-name="P38">Dios todopoderoso, aviva en tus fieles, al comenzar el Adviento, el deseo de salir al encuentro de Cristo, que viene, acompañados por las buenas obras, para que, colocados un día a su derecha, merezcan poseer el reino eterno. Por nuestro Señor Jesucristo, tu Hijo, que vive y reina contigo en la unidad del Espíritu Santo y es Dios por los siglos de los siglos.</text:p>
      <text:p text:style-name="P2"/>
      <text:p text:style-name="P22"><text:soft-page-break/>CONCLUSIÓN</text:p>
      <text:p text:style-name="P18">El precidente concluye diciendo <text:span text:style-name="T64">mientras se persigna:</text:span></text:p>
      <text:p text:style-name="P8"><text:span text:style-name="T1">V.</text:span><text:tab/>El Señor nos bendiga, nos guarde de todo mal y nos lleve a la vida <text:tab/>eterna.</text:p>
      <text:p text:style-name="P8"><text:span text:style-name="T3">La asamblea responde:</text:span><text:line-break/><text:span text:style-name="T1">R.</text:span><text:tab/>Amén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, Lato, sans-serif"/>
    <style:font-face style:name="Tahoma" svg:font-family="Tahoma, Verdana, Arial, Helvetica"/>
    <style:font-face style:name="TeX Gyre Schola" svg:font-family="'TeX Gyre Schola'"/>
    <style:font-face style:name="FreeSans1" svg:font-family="FreeSans" style:font-family-generic="swiss"/>
    <style:font-face style:name="TeX Gyre Schola1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6T20:36:50.424275695</meta:creation-date>
    <dc:date>2020-11-26T11:01:46.878782609</dc:date>
    <meta:editing-duration>PT10H18M48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11" meta:paragraph-count="245" meta:word-count="1718" meta:character-count="9802" meta:non-whitespace-character-count="8139"/>
  </office:meta>
</office:document-meta>
</file>